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paragraph-properties fo:text-align="justify" style:justify-single-word="false"/>
      <style:text-properties officeooo:paragraph-rsid="0017d41a"/>
    </style:style>
    <style:style style:name="P4"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writing-mode="lr-tb"/>
    </style:style>
    <style:style style:name="P5" style:family="paragraph" style:parent-style-name="Style1">
      <style:text-properties officeooo:paragraph-rsid="0017d41a"/>
    </style:style>
    <style:style style:name="P6" style:family="paragraph" style:parent-style-name="Standard" style:master-page-name="Standard">
      <style:paragraph-properties fo:text-align="center" style:justify-single-word="false" style:page-number="auto"/>
      <style:text-properties fo:font-size="20pt" fo:language="fr" fo:country="FR" fo:font-weight="bold" style:font-size-asian="20pt" style:font-weight-asian="bold" style:font-size-complex="20pt" style:font-weight-complex="bold"/>
    </style:style>
    <style:style style:name="P7" style:family="paragraph" style:parent-style-name="Standard">
      <style:text-properties fo:language="fr" fo:country="FR"/>
    </style:style>
    <style:style style:name="P8" style:family="paragraph" style:parent-style-name="Standard">
      <style:paragraph-properties fo:text-align="justify" style:justify-single-word="false"/>
      <style:text-properties fo:language="fr" fo:country="FR"/>
    </style:style>
    <style:style style:name="P9" style:family="paragraph" style:parent-style-name="Standard" style:list-style-name="L1">
      <style:paragraph-properties fo:text-align="justify" style:justify-single-word="false"/>
      <style:text-properties fo:language="fr" fo:country="FR"/>
    </style:style>
    <style:style style:name="P10" style:family="paragraph" style:parent-style-name="Standard">
      <style:text-properties fo:language="fr" fo:country="FR" fo:font-weight="bold" style:font-weight-asian="bold" style:font-weight-complex="bold"/>
    </style:style>
    <style:style style:name="P11" style:family="paragraph" style:parent-style-name="Standard" style:list-style-name="L1">
      <style:paragraph-properties fo:text-align="justify" style:justify-single-word="false"/>
      <style:text-properties officeooo:paragraph-rsid="0017d41a" fo:background-color="transparent"/>
    </style:style>
    <style:style style:name="P12" style:family="paragraph" style:parent-style-name="Standard" style:list-style-name="L1">
      <style:paragraph-properties fo:text-align="justify" style:justify-single-word="false"/>
      <style:text-properties style:font-name="Calibri" fo:font-size="11pt" fo:language="fr" fo:country="FR" fo:font-weight="normal" officeooo:paragraph-rsid="0017d41a" style:font-name-asian="Calibri1" style:font-size-asian="11pt" style:font-weight-asian="normal" style:font-name-complex="Calibri1" style:font-size-complex="11pt" style:font-weight-complex="normal"/>
    </style:style>
    <style:style style:name="P13" style:family="paragraph" style:parent-style-name="Standard">
      <style:paragraph-properties fo:text-align="justify" style:justify-single-word="false"/>
      <style:text-properties style:font-name="Calibri" fo:font-size="11pt" fo:language="fr" fo:country="FR" fo:font-weight="normal" officeooo:paragraph-rsid="0017d41a" style:font-name-asian="Calibri1" style:font-size-asian="11pt" style:font-weight-asian="normal" style:font-name-complex="Calibri1" style:font-size-complex="11pt" style:font-weight-complex="normal"/>
    </style:style>
    <style:style style:name="P14"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writing-mode="lr-tb"/>
      <style:text-properties fo:language="fr" fo:country="FR"/>
    </style:style>
    <style:style style:name="P15" style:family="paragraph" style:parent-style-name="Style2">
      <style:text-properties fo:language="fr" fo:country="FR"/>
    </style:style>
    <style:style style:name="P16" style:family="paragraph" style:parent-style-name="Style2">
      <style:paragraph-properties style:writing-mode="lr-tb"/>
      <style:text-properties fo:language="fr" fo:country="FR"/>
    </style:style>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fo:language="fr" fo:country="FR" officeooo:rsid="0017d41a"/>
    </style:style>
    <style:style style:name="T4" style:family="text">
      <style:text-properties fo:language="fr" fo:country="FR" fo:background-color="#81d41a" loext:char-shading-value="0"/>
    </style:style>
    <style:style style:name="T5" style:family="text">
      <style:text-properties fo:language="fr" fo:country="FR" fo:background-color="#81d41a" loext:char-shading-value="0"/>
    </style:style>
    <style:style style:name="T6" style:family="text">
      <style:text-properties fo:language="fr" fo:country="FR" fo:background-color="#ffbf00" loext:char-shading-value="0"/>
    </style:style>
    <style:style style:name="T7" style:family="text">
      <style:text-properties style:font-name="Calibri" fo:font-size="11pt" fo:language="fr" fo:country="FR" fo:font-weight="normal" style:font-name-asian="Calibri1" style:font-size-asian="11pt" style:font-weight-asian="normal" style:font-name-complex="Calibri1" style:font-size-complex="11pt" style:font-weight-complex="normal"/>
    </style:style>
    <style:style style:name="T8" style:family="text">
      <style:text-properties style:font-name="Calibri" fo:font-size="11pt" fo:language="fr" fo:country="FR" fo:font-weight="normal" officeooo:rsid="0017d41a" style:font-name-asian="Calibri1" style:font-size-asian="11pt" style:font-weight-asian="normal" style:font-name-complex="Calibri1"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stIsen – Projet AP4 &amp; AP5</text:p>
      <text:p text:style-name="P1"/>
      <text:p text:style-name="P1">O. Cros – T. Fritsch – X. Joing - G. De Smet</text:p>
      <text:p text:style-name="P1"/>
      <text:h text:style-name="P15" text:outline-level="1">1. Contexte</text:h>
      <text:p text:style-name="P2">Le partage d’image sur Internet est devenu l’un des premiers moyens de communication sur les réseaux sociaux grand public. Qu’il s’agit de memes, de selfies ou de photos plus travaillées, souvent une image vaut mille mots. L’objectif de ce projet sera donc de réaliser un site de mise en ligne et de partage d’images publiques, privées ou dans des cercles restreints.</text:p>
      <text:p text:style-name="P2"/>
      <text:h text:style-name="P15" text:outline-level="1">2. Fonctionnalités</text:h>
      <text:p text:style-name="P2">Vous êtes libres d’ajouter autant de fonctionnalités que vous le souhaitez, mais au minimum les fonctions suivantes devront être présentes :</text:p>
      <text:list xml:id="list2589594280" text:style-name="L1">
        <text:list-item>
          <text:p text:style-name="P9">Poster, légender et supprimer une image du site</text:p>
        </text:list-item>
        <text:list-item>
          <text:p text:style-name="P9">Choisir la diffusion auprès d’un public global ou bien d’utilisateurs précis</text:p>
        </text:list-item>
        <text:list-item>
          <text:p text:style-name="P9">Affichage des exifs et des méta-données (dans le cas des photos) </text:p>
        </text:list-item>
        <text:list-item>
          <text:p text:style-name="P9">Gestion de tags pour associer les images à des thèmes</text:p>
        </text:list-item>
        <text:list-item>
          <text:p text:style-name="P9">Création et gestion de comptes utilisateurs via un formulaire d’inscription</text:p>
        </text:list-item>
        <text:list-item>
          <text:p text:style-name="P9">Gestion d’un système de notes et de favoris</text:p>
        </text:list-item>
      </text:list>
      <text:p text:style-name="P1"/>
      <text:h text:style-name="P15" text:outline-level="1">3. Design et structure</text:h>
      <text:h text:style-name="P5" text:outline-level="1"><text:span text:style-name="T7">Pour la partie Design du projet, vous serez amenés à suivre, à travers des TPs, une méthodologie basée sur le “Design Thinking”et son approche “User Centric”. </text:span><text:line-break/><text:span text:style-name="T7">Ces TPs vous aideront à prendre conscience de ce qu’est le Design et à quoi ça sert. </text:span><text:line-break/><text:span text:style-name="T7">Mais surtout ils vous aideront à mettre en place une réflexion autour d’un concept, et des fonctionnalités, une ergonomie, une charte graphique qui en découle.</text:span><text:line-break/><text:line-break/><text:span text:style-name="T7">Vous aborderez le design “produit” de manière général, puis l’UX Design, et enfin l’UI Design.</text:span><text:line-break/><text:span text:style-name="T7">Tous les TPs que vous réaliserez vous accompagneront dans la création et la </text:span><text:soft-page-break/><text:span text:style-name="T7">conception de votre projet :</text:span><text:line-break/></text:h>
      <text:list xml:id="list143737427662204" text:continue-numbering="true" text:style-name="L1">
        <text:list-item>
          <text:p text:style-name="P11"><text:span text:style-name="T3">T</text:span><text:span text:style-name="T7">P1 UX : Phase d’Empathie (recherche utilisateurs Quanti) <text:s/>- Création d’un sondage</text:span></text:p>
        </text:list-item>
        <text:list-item>
          <text:p text:style-name="P11"><text:span text:style-name="T8">T</text:span><text:span text:style-name="T7">P2 UX : Phase <text:s/>de Définition <text:s/>- <text:s/>Création de Personnas</text:span></text:p>
        </text:list-item>
        <text:list-item>
          <text:p text:style-name="P12">TP3 UX : Phase d’idéation/Conception <text:s/>- Création d’ateliers créatifs en groupe</text:p>
        </text:list-item>
        <text:list-item>
          <text:p text:style-name="P12">TP4 UX/UI : Phase de Génération <text:s/>- <text:s/>Création de WireFrames / Zoning</text:p>
        </text:list-item>
        <text:list-item>
          <text:p text:style-name="P12">TP5 UI : Phase de Génération <text:s/>- <text:s/>Création d’un MoodBoard</text:p>
        </text:list-item>
      </text:list>
      <text:p text:style-name="P13"/>
      <text:p text:style-name="P3"><text:span text:style-name="T7">L’intégralité des TPs seront à rendre pour le Vendredi 14 Mai au plus tard.</text:span><text:line-break/><text:line-break/><text:span text:style-name="T7">Pour plus d’information, n’hésitez pas à contacter : xjoing@gmail.com</text:span><text:line-break/></text:p>
      <text:h text:style-name="P15" text:outline-level="1">4. Développement front</text:h>
      <text:p text:style-name="P4"><text:span text:style-name="T1">Pour la partie front de ce projet, vous devrez utiliser React. </text:span><text:line-break/><text:span text:style-name="T1">Votre application devra proposer une URL par page et la possibilité d’utiliser le deeplinking (cf. cours n°5).</text:span></text:p>
      <text:p text:style-name="P14">L’utilisation de jeux de composants graphiques (kit UI) est autorisée à condition que la librairie utilisée soit en React également (pas de librairies de composants jQuery par exemple...) ou en CSS pur (préprocesseur CSS autorisés).</text:p>
      <text:h text:style-name="P15" text:outline-level="1">5. Développement Back <text:s/></text:h>
      <text:p text:style-name="P1">Utiliser express ou slim pour avoir une approche part API </text:p>
      <text:p text:style-name="P1">Avoir une base de données relationnelles</text:p>
      <text:p text:style-name="P1">Stocker les images sur le disque dur du serveur <text:s/></text:p>
      <text:h text:style-name="P16" text:outline-level="1">6. Planning</text:h>
      <text:p text:style-name="P1">Le projet s’effectuera en trinôme et tous vos rendus devront être envoyés aux adresses mail : g.desmet@nomade-freelances.fr, xjoing@gmail.com et thomas@uidlt.fr. </text:p>
      <text:p text:style-name="P1">Vous n’enverrez pas d’archive directement mais simplement un lien vers le projet github.com/gitlab.com associé (Pensez à autoriser le téléchargement depuis des comptes extérieurs). Les rapports et éléments graphiques devront être au format pdf ou sketch uniquement. Vous partagerez également les liens publics vers les présentations clients et/ou développeur.</text:p>
      <text:p text:style-name="P1"><text:soft-page-break/>— 26/4 : Démarrage du projet, distribution du sujet</text:p>
      <text:p text:style-name="P1">— 02/05 à 23h59 : Rendu du cahier des charges. Ce document devra contenir l’architecture globale de votre application et la description de ses fonctionnalités majeures. Ce rapport devra également les mood boards de votre projet, personas, zoning et wireframes. Enfin, ce rapport contiendra la charte graphique complète de votre application.</text:p>
      <text:p text:style-name="P1">— 5/5 à 23h59 : Spécifications techniques et architecture</text:p>
      <text:p text:style-name="P1">— 23/5 à 23h59 : Rendu du projet final. </text:p>
      <text:p text:style-name="P1">Votre repo git devra contenir votre code et un rapport synthétique décrivant votre application, son architecture et vos choix fonctionnels et techniques ainsi que tous vos éléments UX/UI. Il devra aussi contenir tous les fichiers et informations nécessaires à la bonne mise en place du projet : scripts SQL, mots de passe et logins de test, fichiers de ressources, etc...</text:p>
      <text:p text:style-name="P1"/>
      <text:h text:style-name="P15" text:outline-level="1">7. Évaluation</text:h>
      <text:p text:style-name="Standard"><text:span text:style-name="T1">Bien que commun à tous les modules de web, le projet sera évalué dans chaque matière de manière séparée, sur des aspects différents : </text:span><text:line-break/><text:line-break/><text:span text:style-name="T2">La première évaluation, concernant le module web 1 (PHP/JS),</text:span><text:span text:style-name="T1"> portera sur :</text:span></text:p>
      <text:p text:style-name="P1">— Le respect des fonctionnalités demandées</text:p>
      <text:p text:style-name="P1">— La cohérence et la structure de l’application fournie</text:p>
      <text:p text:style-name="P1">— L’ajout de fonctions nouvelles</text:p>
      <text:p text:style-name="P1">— La qualité du code et la cohérence de l’application</text:p>
      <text:p text:style-name="P1">— L’organisation globale des fichiers</text:p>
      <text:p text:style-name="Standard"><text:span text:style-name="T2">L’évaluation UX/UI </text:span><text:span text:style-name="T1">portera sur :</text:span><text:line-break/><text:line-break/><text:span text:style-name="T1">- Les TPs : Chaques TPs seront notés individuellement.</text:span><text:line-break/><text:span text:style-name="T1"> <text:s text:c="8"/>- </text:span><text:span text:style-name="T4">Le sondage (/5)</text:span><text:line-break/><text:span text:style-name="T1"> <text:s text:c="8"/>- </text:span><text:span text:style-name="T5">Les Personnas (/5)</text:span><text:line-break/><text:span text:style-name="T1"> <text:s text:c="8"/>- Les WireFrames (/5)</text:span><text:line-break/><text:span text:style-name="T1"> <text:s text:c="8"/>- Le Moodboard (/5)</text:span><text:line-break/><text:line-break/><text:span text:style-name="T1">- Un cahier des charges sera demandé, résumant toute la démarche Design du groupe.</text:span><text:line-break/><text:span text:style-name="T1">Il permettra d’évaluer la cohérence de l’ensemble des livrables UX et UI (/10)</text:span><text:line-break/><text:span text:style-name="T1"> <text:s text:c="8"/>- Le fichier Miro des ateliers d’idéation et de conception</text:span><text:line-break/><text:span text:style-name="T1"> <text:s text:c="8"/>- L’ensemble des TPs réalisés</text:span><text:line-break/><text:soft-page-break/><text:line-break/><text:span text:style-name="T1">La note sera la moyenne entre les TPs (/20) et le cahier des charges UX/UI (/10)</text:span></text:p>
      <text:p text:style-name="P1"/>
      <text:p text:style-name="Standard"><text:span text:style-name="T2">L’évaluation JS avancé/React</text:span><text:span text:style-name="T1"> portera sur :</text:span></text:p>
      <text:p text:style-name="P1">— La qualité du code de votre application (respect des bonnes pratiques DRY, YAGNI, KISS)</text:p>
      <text:p text:style-name="P1">— La beauté de votre log Git et la participation des différents membres de l'équipe</text:p>
      <text:p text:style-name="P1">— Les performances</text:p>
      <text:p text:style-name="P14">— La facilité d’utilisation de vos composants pour un développeur externe (assistance à la saisie, JSDoc)</text:p>
      <text:p text:style-name="P14">— L’absence d’erreur à la compilation ou d’erreur au runtime non catchée</text:p>
      <text:p text:style-name="P1"/>
      <text:p text:style-name="P10">De plus, il sera également porté une attention particulière à :</text:p>
      <text:p text:style-name="P1">— La précision de chaque document et la rigueur de l’approche (schémas explicatifs, explications claires, ...)</text:p>
      <text:p text:style-name="P1">— La capacité à prendre du recul sur le travail fourni</text:p>
      <text:p text:style-name="P1">— La qualité rédactionnelle des rapports</text:p>
      <text:p text:style-name="P1">— L’utilisation d’outils d’organisation ou de partage (git, outils de mockup, tests, ...)</text:p>
      <text:p text:style-name="P1">— La précision de chaque document et à la rigueur de l’approche (schémas explicatifs, architecture claire, ...)</text:p>
      <text:p text:style-name="P1">— La capacité à prendre du recul et analyser de manière critique le travail fourni</text:p>
      <text:p text:style-name="P1"/>
      <text:p text:style-name="P1">L’utilisation de librairies extérieures, frameworks ou templates (Jquery, Bootstrap, Compass, Fondation, ...) est autorisée, dans la mesure où ces outils sont explicitement mentionnés dans les documents du projet. Vous devrez également justifier de leur nécessité dans votre projet et expliquer en quoi elles fournissent un apport spécifique (exception faite bien entendu des outils comme React qui font l’objet du cours lui-mêm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yle1" style:family="paragraph" style:parent-style-name="Standard" style:default-outline-level="1" style:list-style-name="">
      <style:paragraph-properties fo:margin-top="0.1665in" fo:margin-bottom="0in" loext:contextual-spacing="false"/>
      <style:text-properties style:use-window-font-color="true" style:font-name="Calibri Light" fo:font-family="'Calibri Light'"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Style2" style:family="paragraph" style:parent-style-name="Standard" style:default-outline-level="1" style:list-style-name="">
      <style:paragraph-properties fo:margin-top="0.1665in" fo:margin-bottom="0.1665in" loext:contextual-spacing="false"/>
      <style:text-properties style:use-window-font-color="true" style:font-name="Calibri Light" fo:font-family="'Calibri Light'"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Default_20_Paragraph_20_Font" style:display-name="Default Paragraph Font" style:family="text"/>
    <style:style style:name="Style1_20_Char" style:display-name="Style1 Char" style:family="text" style:parent-style-name="Default_20_Paragraph_20_Font">
      <style:text-properties style:use-window-font-color="true" style:font-name="Calibri Light" fo:font-family="'Calibri Light'"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Style2_20_Char" style:display-name="Style2 Char" style:family="text" style:parent-style-name="Default_20_Paragraph_20_Font">
      <style:text-properties style:use-window-font-color="true" style:font-name="Calibri Light" fo:font-family="'Calibri Light'"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Olivier CROS</meta:initial-creator>
    <meta:creation-date>2021-01-06T09:10:04</meta:creation-date>
    <dc:date>2021-04-28T14:37:36.189747860</dc:date>
    <meta:generator>LibreOffice/6.4.7.2$Linux_X86_64 LibreOffice_project/40$Build-2</meta:generator>
    <meta:editing-duration>PT7M4S</meta:editing-duration>
    <meta:editing-cycles>3</meta:editing-cycles>
    <meta:document-statistic meta:table-count="0" meta:image-count="0" meta:object-count="0" meta:page-count="4" meta:paragraph-count="57" meta:word-count="1013" meta:character-count="6468" meta:non-whitespace-character-count="5417"/>
    <meta:user-defined meta:name="AppVersion">16.0000</meta:user-defined>
    <meta:user-defined meta:name="ContentTypeId">0x010100BEFEFB5A36EA204DAFC631E8B46BE45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